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2" style:family="text">
      <style:text-properties fo:color="#000000" loext:opacity="100%" style:font-name="CIDFont+F2" fo:font-size="24pt" fo:font-weight="normal" style:font-name-asian="CIDFont+F2" style:font-size-asian="24pt" style:font-weight-asian="normal" style:font-name-complex="CIDFont+F2" style:font-size-complex="24pt" style:font-weight-complex="normal"/>
    </style:style>
    <style:style style:name="T3" style:family="text">
      <style:text-properties fo:color="#000000" loext:opacity="100%" style:font-name="CIDFont+F3" fo:font-size="12pt" fo:font-weight="normal" style:font-name-asian="CIDFont+F3" style:font-size-asian="12pt" style:font-weight-asian="normal" style:font-name-complex="CIDFont+F3" style:font-size-complex="12pt" style:font-weight-complex="normal"/>
    </style:style>
    <style:style style:name="T4" style:family="text">
      <style:text-properties fo:color="#000000" loext:opacity="100%" style:font-name="CIDFont+F4" fo:font-size="12pt" fo:font-weight="normal" style:font-name-asian="CIDFont+F4" style:font-size-asian="12pt" style:font-weight-asian="normal" style:font-name-complex="CIDFont+F4" style:font-size-complex="12pt" style:font-weight-complex="normal"/>
    </style:style>
    <style:style style:name="T5" style:family="text">
      <style:text-properties fo:color="#000000" loext:opacity="100%" style:font-name="CIDFont+F5" fo:font-size="14.1000003814697pt" fo:font-weight="normal" style:font-name-asian="CIDFont+F5" style:font-size-asian="14.1000003814697pt" style:font-weight-asian="normal" style:font-name-complex="CIDFont+F5" style:font-size-complex="14.1000003814697pt" style:font-weight-complex="normal"/>
    </style:style>
    <style:style style:name="T6" style:family="text">
      <style:text-properties fo:color="#000000" loext:opacity="100%" style:font-name="CIDFont+F6" fo:font-size="12pt" fo:font-weight="normal" style:font-name-asian="CIDFont+F6" style:font-size-asian="12pt" style:font-weight-asian="normal" style:font-name-complex="CIDFont+F6" style:font-size-complex="12pt" style:font-weight-complex="normal"/>
    </style:style>
    <style:style style:name="T7" style:family="text">
      <style:text-properties fo:color="#000000" loext:opacity="100%" style:font-name="CIDFont+F7" fo:font-size="12pt" fo:font-weight="normal" style:font-name-asian="CIDFont+F7" style:font-size-asian="12pt" style:font-weight-asian="normal" style:font-name-complex="CIDFont+F7" style:font-size-complex="12pt" style:font-weight-complex="normal"/>
    </style:style>
    <style:style style:name="T8" style:family="text">
      <style:text-properties fo:color="#000000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77cm" svg:x="3.175cm" svg:y="2.48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146cm" svg:height="1.157cm" svg:x="3.984cm" svg:y="2.918cm">
          <draw:text-box>
            <text:p text:style-name="P1"><text:span text:style-name="T2">International Journal of Human - </text:span></text:p>
          </draw:text-box>
        </draw:frame>
        <draw:frame draw:style-name="gr2" draw:text-style-name="P3" draw:layer="layout" svg:width="7.154cm" svg:height="1.157cm" svg:x="6.854cm" svg:y="3.891cm">
          <draw:text-box>
            <text:p text:style-name="P1"><text:span text:style-name="T2">Computer Studies</text:span></text:p>
          </draw:text-box>
        </draw:frame>
        <draw:frame draw:style-name="gr1" draw:text-style-name="P2" draw:layer="layout" svg:width="0.422cm" svg:height="0.577cm" svg:x="14.144cm" svg:y="4.3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577cm" svg:x="3.175cm" svg:y="4.9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577cm" svg:x="3.175cm" svg:y="5.40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6.589cm" svg:height="0.674cm" svg:x="7.002cm" svg:y="5.88cm">
          <draw:text-box>
            <text:p text:style-name="P1"><text:span text:style-name="T5">AUTHOR AGREEMENT FORM</text:span></text:p>
          </draw:text-box>
        </draw:frame>
        <draw:frame draw:style-name="gr1" draw:text-style-name="P2" draw:layer="layout" svg:width="0.422cm" svg:height="0.577cm" svg:x="13.995cm" svg:y="5.9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577cm" svg:x="3.175cm" svg:y="6.4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577cm" svg:x="3.175cm" svg:y="6.94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577cm" svg:x="3.175cm" svg:y="7.43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5.553cm" svg:height="1.153cm" svg:x="3.175cm" svg:y="7.921cm">
          <draw:text-box>
            <text:p text:style-name="P1"><text:span text:style-name="T8">Manuscript Title</text:span><text:span text:style-name="T7">: The Designometric Perspective and the Psychometric Fallacy </text:span><text:span text:style-name="T7"><text:line-break/></text:span><text:span text:style-name="T7">in Developing User Experience Rating Scales </text:span></text:p>
          </draw:text-box>
        </draw:frame>
        <draw:frame draw:style-name="gr1" draw:text-style-name="P2" draw:layer="layout" svg:width="0.422cm" svg:height="0.577cm" svg:x="3.175cm" svg:y="8.40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577cm" svg:x="3.175cm" svg:y="8.89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6.327cm" svg:height="0.577cm" svg:x="3.175cm" svg:y="9.381cm">
          <draw:text-box>
            <text:p text:style-name="P1"><text:span text:style-name="T8">List of All Authors</text:span><text:span text:style-name="T7">: <text:s/>Martin Schmettow, <text:s/>Simone Borsci, Stéphanie M. van den Berg </text:span></text:p>
          </draw:text-box>
        </draw:frame>
        <draw:frame draw:style-name="gr1" draw:text-style-name="P2" draw:layer="layout" svg:width="0.422cm" svg:height="0.577cm" svg:x="3.175cm" svg:y="9.86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577cm" svg:x="3.175cm" svg:y="10.35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8.574cm" svg:height="0.577cm" svg:x="3.175cm" svg:y="10.842cm">
          <draw:text-box>
            <text:p text:style-name="P1"><text:span text:style-name="T8">Corresponding Author: <text:s/>Martin Schmettow </text:span></text:p>
          </draw:text-box>
        </draw:frame>
        <draw:frame draw:style-name="gr1" draw:text-style-name="P2" draw:layer="layout" svg:width="0.422cm" svg:height="0.577cm" svg:x="3.175cm" svg:y="11.3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175cm" svg:y="11.8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09cm" svg:height="0.577cm" svg:x="3.175cm" svg:y="12.298cm">
          <draw:text-box>
            <text:p text:style-name="P1"><text:span text:style-name="T1">This statement is to certify that that the author list is correct, all Authors have seen </text:span></text:p>
          </draw:text-box>
        </draw:frame>
        <draw:frame draw:style-name="gr1" draw:text-style-name="P2" draw:layer="layout" svg:width="16.281cm" svg:height="0.577cm" svg:x="3.175cm" svg:y="12.785cm">
          <draw:text-box>
            <text:p text:style-name="P1"><text:span text:style-name="T1">and approved the manuscript being submitted and agree to its submission to the </text:span></text:p>
          </draw:text-box>
        </draw:frame>
        <draw:frame draw:style-name="gr1" draw:text-style-name="P2" draw:layer="layout" svg:width="16.397cm" svg:height="0.577cm" svg:x="3.175cm" svg:y="13.272cm">
          <draw:text-box>
            <text:p text:style-name="P1"><text:span text:style-name="T4">International Journal of Human - Computer Studies. </text:span><text:span text:style-name="T1">The Authors also confirm that </text:span></text:p>
          </draw:text-box>
        </draw:frame>
        <draw:frame draw:style-name="gr1" draw:text-style-name="P2" draw:layer="layout" svg:width="17.112cm" svg:height="0.577cm" svg:x="3.175cm" svg:y="13.759cm">
          <draw:text-box>
            <text:p text:style-name="P1"><text:span text:style-name="T1">this research has not been published previously and that it is not under consideration </text:span></text:p>
          </draw:text-box>
        </draw:frame>
        <draw:frame draw:style-name="gr1" draw:text-style-name="P2" draw:layer="layout" svg:width="16.232cm" svg:height="0.577cm" svg:x="3.175cm" svg:y="14.246cm">
          <draw:text-box>
            <text:p text:style-name="P1"><text:span text:style-name="T1">for publication elsewhere. On behalf of all Co-Authors, the Corresponding Author </text:span></text:p>
          </draw:text-box>
        </draw:frame>
        <draw:frame draw:style-name="gr1" draw:text-style-name="P2" draw:layer="layout" svg:width="9.609cm" svg:height="0.577cm" svg:x="3.175cm" svg:y="14.732cm">
          <draw:text-box>
            <text:p text:style-name="P1"><text:span text:style-name="T1">shall bear full responsibility for the submission. <text:s/></text:span></text:p>
          </draw:text-box>
        </draw:frame>
        <draw:frame draw:style-name="gr1" draw:text-style-name="P2" draw:layer="layout" svg:width="0.422cm" svg:height="0.577cm" svg:x="3.175cm" svg:y="15.2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461cm" svg:height="0.577cm" svg:x="3.175cm" svg:y="15.706cm">
          <draw:text-box>
            <text:p text:style-name="P1"><text:span text:style-name="T1">All authors agree that the author list is correct in its content and order and that no </text:span></text:p>
          </draw:text-box>
        </draw:frame>
        <draw:frame draw:style-name="gr1" draw:text-style-name="P2" draw:layer="layout" svg:width="16.984cm" svg:height="0.577cm" svg:x="3.175cm" svg:y="16.193cm">
          <draw:text-box>
            <text:p text:style-name="P1"><text:span text:style-name="T1">modification to the author list can be made without the formal approval of the Editor-</text:span></text:p>
          </draw:text-box>
        </draw:frame>
        <draw:frame draw:style-name="gr1" draw:text-style-name="P2" draw:layer="layout" svg:width="15.768cm" svg:height="0.577cm" svg:x="3.175cm" svg:y="16.68cm">
          <draw:text-box>
            <text:p text:style-name="P1"><text:span text:style-name="T1">in-Chief. All authors accept that the Editor-in-Chief's decisions over acceptance, </text:span></text:p>
          </draw:text-box>
        </draw:frame>
        <draw:frame draw:style-name="gr1" draw:text-style-name="P2" draw:layer="layout" svg:width="17.061cm" svg:height="0.577cm" svg:x="3.175cm" svg:y="17.167cm">
          <draw:text-box>
            <text:p text:style-name="P1"><text:span text:style-name="T1">rejection or retraction (the latter in the event of any breach of the Principles of Ethical </text:span></text:p>
          </draw:text-box>
        </draw:frame>
        <draw:frame draw:style-name="gr1" draw:text-style-name="P2" draw:layer="layout" svg:width="14.947cm" svg:height="0.577cm" svg:x="3.175cm" svg:y="17.653cm">
          <draw:text-box>
            <text:p text:style-name="P1"><text:span text:style-name="T1">Publishing in the International Journal of Human - Computer Studies being </text:span></text:p>
          </draw:text-box>
        </draw:frame>
        <draw:frame draw:style-name="gr1" draw:text-style-name="P2" draw:layer="layout" svg:width="4.246cm" svg:height="0.577cm" svg:x="3.175cm" svg:y="18.14cm">
          <draw:text-box>
            <text:p text:style-name="P1"><text:span text:style-name="T1">discovered) are final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3.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4T14:39:18.535420849</dc:date>
    <meta:editing-duration>PT2M11S</meta:editing-duration>
    <meta:editing-cycles>1</meta:editing-cycles>
    <meta:document-statistic meta:object-count="33"/>
    <meta:generator>LibreOffice/25.8.3.2$Linux_X86_64 LibreOffice_project/580$Build-2</meta:generator>
  </office:meta>
</office:document-meta>
</file>